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Paragraphedeliste" style:family="paragraph">
      <style:text-properties fo:font-size="14pt" style:font-size-asian="14pt"/>
    </style:style>
    <style:style style:name="P3" style:parent-style-name="Paragraphedeliste" style:list-style-name="LFO3" style:family="paragraph"/>
    <style:style style:name="T4" style:parent-style-name="Policepardéfau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justify" fo:text-indent="0.25in"/>
      <style:text-properties fo:font-size="12pt" style:font-size-asian="12pt"/>
    </style:style>
    <style:style style:name="P6" style:parent-style-name="Normal" style:family="paragraph">
      <style:paragraph-properties fo:text-align="justify" fo:text-indent="0.25in"/>
    </style:style>
    <style:style style:name="T7" style:parent-style-name="Policepardéfaut" style:family="text">
      <style:text-properties fo:font-size="12pt" style:font-size-asian="12pt"/>
    </style:style>
    <style:style style:name="T8" style:parent-style-name="Policepardéfaut" style:family="text">
      <style:text-properties fo:font-size="12pt" style:font-size-asian="12pt"/>
    </style:style>
    <style:style style:name="T9" style:parent-style-name="Policepardéfaut" style:family="text">
      <style:text-properties fo:font-size="12pt" style:font-size-asian="12pt"/>
    </style:style>
    <style:style style:name="T10" style:parent-style-name="Policepardéfaut" style:family="text">
      <style:text-properties fo:font-size="12pt" style:font-size-asian="12pt"/>
    </style:style>
    <style:style style:name="T11" style:parent-style-name="Policepardéfaut" style:family="text">
      <style:text-properties fo:font-size="12pt" style:font-size-asian="12pt"/>
    </style:style>
    <style:style style:name="T12" style:parent-style-name="Policepardéfaut" style:family="text">
      <style:text-properties fo:font-size="12pt" style:font-size-asian="12pt"/>
    </style:style>
    <style:style style:name="T13" style:parent-style-name="Policepardéfaut" style:family="text">
      <style:text-properties fo:font-size="12pt" style:font-size-asian="12pt"/>
    </style:style>
    <style:style style:name="T14" style:parent-style-name="Policepardéfaut" style:family="text">
      <style:text-properties fo:font-size="12pt" style:font-size-asian="12pt"/>
    </style:style>
    <style:style style:name="T15" style:parent-style-name="Policepardéfaut" style:family="text">
      <style:text-properties fo:font-size="12pt" style:font-size-asian="12pt"/>
    </style:style>
    <style:style style:name="T16" style:parent-style-name="Policepardéfaut" style:family="text">
      <style:text-properties fo:font-size="12pt" style:font-size-asian="12pt"/>
    </style:style>
    <style:style style:name="T17" style:parent-style-name="Policepardéfaut" style:family="text">
      <style:text-properties fo:font-size="12pt" style:font-size-asian="12pt"/>
    </style:style>
    <style:style style:name="T18" style:parent-style-name="Policepardéfaut" style:family="text">
      <style:text-properties fo:font-size="12pt" style:font-size-asian="12pt"/>
    </style:style>
  </office:automatic-styles>
  <office:body>
    <office:text text:use-soft-page-breaks="true">
      <text:p text:style-name="P1">Présentation du projet «PlaceSharing » :</text:p>
      <text:p text:style-name="P2"/>
      <text:list text:style-name="LFO3" text:continue-numbering="true">
        <text:list-item>
          <text:p text:style-name="P3"><text:span text:style-name="T4">Description du contexte :</text:span></text:p>
        </text:list-item>
      </text:list>
      <text:p text:style-name="P5">Cette application a pour objectif la sauvegarde et le partage d’emplacements.<text:s/>L’utilisateur pourra, à l’aide de sa position géolocalisée via son smartphone, enregistrer les coordonnées d’un lieu qu’il juge intéressant pour revenir ou pour le partager avec<text:s/>les<text:s/>autres utilisateurs.<text:s/>Un lieu aura, en plus de sa localisation, un nom, une description et une ou plusieurs photos<text:s/>de ce dernier.<text:s/></text:p>
      <text:p text:style-name="P6"><text:span text:style-name="T7">L’application sera essentiellement composée d’une carte où seront affichés</text:span><text:span text:style-name="T8"><text:s/>tous les lieux</text:span><text:span text:style-name="T9"><text:s/>enregistrés.</text:span><text:span text:style-name="T10"><text:s/></text:span><text:span text:style-name="T11">La carte<text:s/></text:span><text:span text:style-name="T12">sera principalement centrée autour de la position de l’utilisateur et avec un rayon de quelques kilomètres.</text:span><text:span text:style-name="T13"><text:s/></text:span><text:span text:style-name="T14">Il y aura deux principales catégories de lieux : le lieu « personnel » qui ne sera visible que par l’utilisateur l’ayant enregistré ou le lieu</text:span><text:span text:style-name="T15"><text:s/></text:span><text:span text:style-name="T16">« public »</text:span><text:span text:style-name="T17"><text:s/>qui lui sera visible par tous les autres utilisateurs.</text:span><text:span text:style-name="T1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muel Bussy</meta:initial-creator>
    <dc:creator>Samuel Bussy</dc:creator>
    <meta:creation-date>2017-02-13T20:14:00Z</meta:creation-date>
    <dc:date>2017-02-13T21:11:00Z</dc:date>
    <meta:template xlink:href="Normal" xlink:type="simple"/>
    <meta:editing-cycles>44</meta:editing-cycles>
    <meta:editing-duration>PT3420S</meta:editing-duration>
    <meta:document-statistic meta:page-count="1" meta:paragraph-count="1" meta:word-count="136" meta:character-count="887" meta:row-count="6" meta:non-whitespace-character-count="752"/>
  </office:meta>
</office:document-meta>
</file>